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outline1">
      <style:graphic-properties draw:auto-grow-height="true" fo:min-height="12.18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outline1">
      <style:graphic-properties fo:min-height="12.18cm"/>
    </style:style>
    <style:style style:name="pr7" style:family="presentation" style:parent-style-name="lyt-bluegrey-notes">
      <style:graphic-properties draw:fill-color="#ffffff" fo:min-height="12.572cm"/>
    </style:style>
    <style:style style:name="pr8" style:family="presentation" style:parent-style-name="lyt-bluegrey-outline1">
      <style:graphic-properties fo:min-height="18.034cm"/>
    </style:style>
    <style:style style:name="pr9" style:family="presentation" style:parent-style-name="lyt-bluegrey-subtitle">
      <style:graphic-properties draw:fill-color="#ffffff" fo:min-height="16.25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ff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2pt" style:font-size-asian="22pt" style:font-size-complex="22pt"/>
    </style:style>
    <style:style style:name="T15" style:family="text">
      <style:text-properties fo:color="#ffffff" fo:font-size="16pt" style:font-size-asian="16pt" style:font-size-complex="16pt"/>
    </style:style>
    <style:style style:name="T16" style:family="text">
      <style:text-properties fo:color="#ffffff" fo:font-size="18pt" style:font-size-asian="18pt" style:font-size-complex="18pt"/>
    </style:style>
    <style:style style:name="T17" style:family="text">
      <style:text-properties fo:color="#ffffff"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44pt" fo:font-weight="bold" style:font-size-asian="44pt" style:font-weight-asian="bold" style:font-size-complex="44pt" style:font-weight-complex="bold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 text:style-name="P1"><text:span text:style-name="T1">How to get REST With Grails</text:span></text:p>
            <text:p text:style-name="P1"><text:span text:style-name="T1">and Plugins</text:span></text:p>
            <text:p text:style-name="P1"/>
            <text:p text:style-name="P1">Jean Barmash</text:p>
            <text:p text:style-name="P1"/>
            <text:p text:style-name="P1">@jbarmash</text:p>
            <text:p text:style-name="P1">jean@ctoschool.org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781cm" svg:x="1.4cm" svg:y="4.914cm" presentation:class="outline" presentation:user-transformed="true">
          <draw:text-box>
            <text:list text:style-name="L2">
              <text:list-item>
                <text:p>Native Capabilities</text:p>
                <text:list>
                  <text:list-item>
                    <text:p>Converters</text:p>
                  </text:list-item>
                  <text:list-item>
                    <text:p>withFormat</text:p>
                  </text:list-item>
                  <text:list-item>
                    <text:p>Request Binding</text:p>
                  </text:list-item>
                </text:list>
              </text:list-item>
              <text:list-item>
                <text:p>Grails Plugins</text:p>
                <text:list>
                  <text:list-item>
                    <text:p>json-rest-api</text:p>
                  </text:list-item>
                  <text:list-item>
                    <text:p>marshallers</text:p>
                  </text:list-item>
                  <text:list-item>
                    <text:p>jax-rs</text:p>
                  </text:list-item>
                </text:list>
              </text:list-item>
              <text:list-item>
                <text:p>One More Plugin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8.636cm" presentation:class="title" presentation:user-transformed="true">
          <draw:text-box>
            <text:p>Grails Features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Grails Features - Converters</text:p>
          </draw:text-box>
        </draw:frame>
        <draw:frame presentation:style-name="pr6" draw:layer="layout" svg:width="25.199cm" svg:height="14.895cm" svg:x="1.4cm" svg:y="4.914cm" presentation:class="outline" presentation:user-transformed="true">
          <draw:text-box>
            <text:list text:style-name="L2">
              <text:list-header>
                <text:p>import grails.converters.* <text:s/></text:p>
                <text:p/>
                <text:p>obj as JSON</text:p>
                <text:p>obj as XML</text:p>
                <text:p/>
              </text:list-header>
              <text:list-item>
                <text:p>Configuration - http://grails.org/Converters+Referenc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Grails Features – Custom Marshaller</text:p>
          </draw:text-box>
        </draw:frame>
        <draw:frame presentation:style-name="pr6" draw:layer="layout" svg:width="25.199cm" svg:height="14.395cm" svg:x="1.4cm" svg:y="4.914cm" presentation:class="outline" presentation:user-transformed="true">
          <draw:text-box>
            <text:list text:style-name="L2">
              <text:list-header>
                <text:p>import grails.converters.* </text:p>
                <text:p>JSON.registerObjectMarshaller(Person) { p-&gt;</text:p>
                <text:p><text:s text:c="8"/>return [name:”$p.first $p.last”]</text:p>
                <text:p>}</text:p>
                <text:p>obj as JSON</text:p>
                <text:p/>
              </text:list-header>
              <text:list-item>
                <text:p>Can also register a custom generic converter for domain classes (i.e. to remove default class attribute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Marshshaller with Named Config</text:p>
          </draw:text-box>
        </draw:frame>
        <draw:frame presentation:style-name="pr8" draw:text-style-name="P3" draw:layer="layout" svg:width="25.199cm" svg:height="19.239cm" svg:x="1.4cm" svg:y="3.81cm" presentation:class="outline" presentation:user-transformed="true">
          <draw:text-box>
            <text:list text:style-name="L2">
              <text:list-header>
                <text:p text:style-name="P3"><text:span text:style-name="T2">Register</text:span></text:p>
              </text:list-header>
              <text:list-item>
                <text:p text:style-name="P3"><text:span text:style-name="T3">JSON.createNamedConfig('summary') { namedConfig -&gt;</text:span></text:p>
                <text:p text:style-name="P3"><text:span text:style-name="T3"><text:s text:c="4"/></text:span><text:span text:style-name="T3">namedConfig.registerObjectMarshaller(Person) </text:span></text:p>
                <text:p text:style-name="P3"><text:span text:style-name="T3"><text:s text:c="5"/></text:span><text:span text:style-name="T3">return [first:it.firstName,</text:span></text:p>
                <text:p text:style-name="P3"><text:span text:style-name="T3"><text:s text:c="16"/></text:span><text:span text:style-name="T3">last:it.lastName, </text:span></text:p>
                <text:p text:style-name="P3"><text:span text:style-name="T3"><text:s text:c="16"/></text:span><text:span text:style-name="T3">phones: it.phones]</text:span></text:p>
                <text:p text:style-name="P3"><text:span text:style-name="T3"><text:s text:c="2"/></text:span><text:span text:style-name="T3">}</text:span></text:p>
                <text:p text:style-name="P3"><text:span text:style-name="T3">}</text:span></text:p>
              </text:list-item>
              <text:list-item>
                <text:p text:style-name="P3"><text:span text:style-name="T2">Use</text:span></text:p>
                <text:p text:style-name="P3"><text:span text:style-name="T3">JSON.use('summary') {</text:span></text:p>
                <text:p text:style-name="P3"><text:span text:style-name="T3"><text:s text:c="3"/></text:span><text:span text:style-name="T3">person as JSON</text:span></text:p>
                <text:p text:style-name="P3"><text:span text:style-name="T3">}</text:span></text:p>
              </text:list-item>
              <text:list-item>
                <text:p text:style-name="P3"><text:span text:style-name="T3">http://jwicz.wordpress.com/2011/07/11/grails-custom-xml-marshaller/</text:span></text:p>
              </text:list-item>
              <text:list-item>
                <text:p text:style-name="P3"><text:span text:style-name="T3">http://adhockery.blogspot.com/2009/08/json-rendering-your-classes.html</text:span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Grails Features - withFormat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header>
                <text:p>def list() {</text:p>
                <text:p><text:s text:c="7"/>def books = Book.list()</text:p>
                <text:p><text:s text:c="7"/>withFormat {</text:p>
                <text:p><text:s text:c="11"/>html bookList:books</text:p>
                <text:p><text:s text:c="11"/>json { render books as JSON }</text:p>
                <text:p><text:s text:c="11"/>xml { render books as XML }</text:p>
                <text:p><text:s text:c="7"/>}</text:p>
                <text:p><text:s text:c="3"/>}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Grails Features - Request Bind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quest.JSON</text:p>
              </text:list-item>
              <text:list-item>
                <text:p>request.XML</text:p>
                <text:p/>
              </text:list-item>
              <text:list-item>
                <text:p>def book = new Book(request.JSON) </text:p>
              </text:list-item>
              <text:list-item>
                <text:p>def book = new Book(request.XM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>
        <draw:frame presentation:style-name="pr1" draw:layer="layout" svg:width="25.199cm" svg:height="3.506cm" svg:x="1.4cm" svg:y="0.837cm" presentation:class="title">
          <draw:text-box>
            <text:p>Don't forget old friend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caffolding</text:p>
              </text:list-item>
              <text:list-item>
                <text:p><text:s text:c="2"/>i.e. Angular Plugin work by Robert Fletcher</text:p>
              </text:list-item>
              <text:list-item>
                <text:p/>
              </text:list-item>
              <text:list-item>
                <text:p>Base Controller Cla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8.636cm" presentation:class="title" presentation:user-transformed="true">
          <draw:text-box>
            <text:p>Helpful Plugins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Jax-RS</text:p>
          </draw:text-box>
        </draw:frame>
        <draw:frame presentation:style-name="pr6" draw:text-style-name="P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<text:a xlink:href="http://grails.org/plugin/jaxrs">http://grails.org/plugin/jaxrs</text:a></text:span></text:p>
              </text:list-item>
              <text:list-item>
                <text:p text:style-name="P4"><text:span text:style-name="T4">compile ':jaxrs:0.6'</text:span></text:p>
              </text:list-item>
              <text:list-item>
                <text:p text:style-name="P4"><text:span text:style-name="T4">Allows a lot of customization</text:span></text:p>
              </text:list-item>
              <text:list-item>
                <text:p text:style-name="P4"><text:span text:style-name="T4">Nice scripts to help generate resources</text:span></text:p>
              </text:list-item>
              <text:list-item>
                <text:p text:style-name="P4"><text:span text:style-name="T4">Feels Java-Like</text:span></text:p>
              </text:list-item>
              <text:list-item>
                <text:p text:style-name="P4"><text:span text:style-name="T4">Seems Very Powerful</text:span></text:p>
              </text:list-item>
              <text:list-item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Marshallers Plugin</text:p>
          </draw:text-box>
        </draw:frame>
        <draw:frame presentation:style-name="pr6" draw:layer="layout" svg:width="25.199cm" svg:height="22.786cm" svg:x="1.4cm" svg:y="4.914cm" presentation:class="outline" presentation:user-transformed="true">
          <draw:text-box>
            <text:list text:style-name="L2">
              <text:list-item>
                <text:p><text:span text:style-name="T5">http://grails.org/plugin/marshallers</text:span></text:p>
              </text:list-item>
              <text:list-item>
                <text:p><text:span text:style-name="T6">SRC <text:s text:c="3"/>http://github.com/pedjak/grails-marshallers</text:span></text:p>
              </text:list-item>
              <text:list-item>
                <text:p><text:span text:style-name="T7">DSL for Marshallers Configuration</text:span></text:p>
              </text:list-item>
              <text:list-item>
                <text:p><text:span text:style-name="T8">class Author {</text:span></text:p>
              </text:list-item>
              <text:list-item>
                <text:p><text:span text:style-name="T8"><text:s text:c="4"/></text:span><text:span text:style-name="T8">static marshalling={</text:span></text:p>
              </text:list-item>
              <text:list-item>
                <text:p><text:span text:style-name="T8"><text:s text:c="8"/></text:span><text:span text:style-name="T8">xml { </text:span></text:p>
              </text:list-item>
              <text:list-item>
                <text:p><text:span text:style-name="T8"><text:s text:c="12"/></text:span><text:span text:style-name="T8">export {</text:span></text:p>
              </text:list-item>
              <text:list-item>
                <text:p><text:span text:style-name="T8"><text:s text:c="16"/></text:span><text:span text:style-name="T8">ignoreIdentifier true</text:span></text:p>
              </text:list-item>
              <text:list-item>
                <text:p><text:span text:style-name="T8"><text:s text:c="16"/></text:span><text:span text:style-name="T8">attribute 'dob'</text:span></text:p>
              </text:list-item>
              <text:list-item>
                <text:p><text:span text:style-name="T8"><text:s text:c="16"/></text:span><text:span text:style-name="T8">deep 'books'</text:span></text:p>
              </text:list-item>
              <text:list-item>
                <text:p><text:span text:style-name="T8"><text:s text:c="16"/></text:span><text:span text:style-name="T8">virtual {</text:span></text:p>
              </text:list-item>
              <text:list-item>
                <text:p><text:span text:style-name="T8"><text:s text:c="20"/></text:span><text:span text:style-name="T8">popularBooks {author,xml-&gt;</text:span></text:p>
              </text:list-item>
              <text:list-item>
                <text:p><text:span text:style-name="T8"><text:s text:c="24"/></text:span><text:span text:style-name="T8">author.findPopularBooks().each{ popularBook-&gt;</text:span></text:p>
              </text:list-item>
              <text:list-item>
                <text:p><text:span text:style-name="T8"><text:s text:c="28"/></text:span><text:span text:style-name="T8">xml.startNode(xml.getElementName(popularBook))</text:span></text:p>
              </text:list-item>
              <text:list-item>
                <text:p><text:span text:style-name="T8"><text:s text:c="28"/></text:span><text:span text:style-name="T8">xml.lookupObjectMarshaller(popularBook).marshalObject(popularBook,xml)</text:span></text:p>
              </text:list-item>
              <text:list-item>
                <text:p><text:span text:style-name="T8"><text:s text:c="28"/></text:span><text:span text:style-name="T8">xml.end()</text:span></text:p>
              </text:list-item>
              <text:list-item>
                <text:p><text:span text:style-name="T8"><text:s text:c="24"/></text:span><text:span text:style-name="T8">} <text:s text:c="8"/>} <text:s text:c="4"/>}</text:span><text:span text:style-name="T9"> <text:s text:c="2"/>} <text:s text:c="3"/>} <text:s text:c="3"/>}</text:span></text:p>
              </text:list-item>
              <text:list-item>
                <text:p><text:span text:style-name="T9"><text:s/></text:span><text:span text:style-name="T10"><text:s text:c="3"/></text:span><text:span text:style-name="T10">String name</text:span></text:p>
              </text:list-item>
              <text:list-item>
                <text:p><text:span text:style-name="T10"><text:s text:c="4"/></text:span><text:span text:style-name="T10">Date dob</text:span></text:p>
              </text:list-item>
              <text:list-item>
                <text:p><text:span text:style-name="T11"><text:s text:c="4"/></text:span><text:span text:style-name="T11">List books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Json-Rest-API</text:p>
          </draw:text-box>
        </draw:frame>
        <draw:frame presentation:style-name="pr6" draw:text-style-name="P4" draw:layer="layout" svg:width="25.199cm" svg:height="16.605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<text:a xlink:href="http://grails.org/plugin/json-rest-api">http://grails.org/plugin/json-rest-api</text:a></text:span></text:p>
              </text:list-item>
              <text:list-item>
                <text:p><text:span text:style-name="T13">Very nice model – you have to do nothing</text:span></text:p>
              </text:list-item>
              <text:list-item>
                <text:p><text:span text:style-name="T13">Expose domain class </text:span></text:p>
                <text:list>
                  <text:list-item>
                    <text:p><text:span text:style-name="T14">static expose = 'books'</text:span></text:p>
                  </text:list-item>
                </text:list>
              </text:list-item>
              <text:list-item>
                <text:p><text:span text:style-name="T13"/></text:p>
                <text:list>
                  <text:list-header>
                    <text:p text:style-name="P4"><text:span text:style-name="T15"/></text:p>
                  </text:list-header>
                </text:list>
                <text:p><text:span text:style-name="T15">GET on /context/api/books – list instances</text:span></text:p>
              </text:list-item>
              <text:list-item>
                <text:p><text:span text:style-name="T15">POST on /context/api/books creates a new instance</text:span></text:p>
              </text:list-item>
              <text:list-item>
                <text:p><text:span text:style-name="T15">GET on /context/api/books/id retrieves the given instance</text:span></text:p>
              </text:list-item>
              <text:list-item>
                <text:p><text:span text:style-name="T15">PUT on /context/api/books/id updates the given instance by ID</text:span></text:p>
              </text:list-item>
              <text:list-item>
                <text:p><text:span text:style-name="T15">DELETE on /context/api/books/id deletes the given instance </text:span></text:p>
                <text:p><text:span text:style-name="T16"/></text:p>
                <text:p text:style-name="P4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Json-Rest-API</text:p>
          </draw:text-box>
        </draw:frame>
        <draw:frame presentation:style-name="pr6" draw:text-style-name="P4" draw:layer="layout" svg:width="25.199cm" svg:height="14.643cm" svg:x="1.4cm" svg:y="4.914cm" presentation:class="outline" presentation:user-transformed="true">
          <draw:text-box>
            <text:list text:style-name="L2">
              <text:list-item>
                <text:p><text:span text:style-name="T17">Custom Retrieval Functions </text:span></text:p>
                <text:p><text:span text:style-name="T16">static api = [</text:span></text:p>
                <text:p><text:span text:style-name="T16"><text:s text:c="4"/></text:span><text:span text:style-name="T16">excludedFields: [ "fullName" ]</text:span></text:p>
                <text:p><text:span text:style-name="T16"><text:s text:c="4"/></text:span><text:span text:style-name="T16">list : { params -&gt; Person.list(params) },</text:span></text:p>
                <text:p><text:span text:style-name="T16"><text:s text:c="4"/></text:span><text:span text:style-name="T16">count: { params -&gt; Person.count() }</text:span></text:p>
                <text:p><text:span text:style-name="T16"><text:s text:c="2"/></text:span><text:span text:style-name="T16">]</text:span></text:p>
              </text:list-item>
              <text:list-item>
                <text:p><text:span text:style-name="T17">Relations Handling (Only GETs)</text:span></text:p>
              </text:list-item>
              <text:list-item>
                <text:p><text:span text:style-name="T17">Originally created for EXT-JS Integration by Matthias Hryniszak (padcom on github)</text:span></text:p>
              </text:list-item>
              <text:list-item>
                <text:p><text:span text:style-name="T11">Works with 2.X</text:span></text:p>
              </text:list-item>
              <text:list-item>
                <text:p><text:span text:style-name="T11">Registers its own custom marshall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Json-Rest-API - Issu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1">Does not support relations POST / PUTS</text:span></text:p>
              </text:list-item>
              <text:list-item>
                <text:p><text:span text:style-name="T11">No Searching</text:span></text:p>
              </text:list-item>
              <text:list-item>
                <text:p><text:span text:style-name="T11">No field selection from client side</text:span></text:p>
              </text:list-item>
              <text:list-item>
                <text:p><text:span text:style-name="T11">Author started another effort, restful GORM</text:span></text:p>
              </text:list-item>
              <text:list-item>
                <text:p><text:span text:style-name="T11">Numeric Ids only (i.e. /book/3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Padcom's Restful-Gorm 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ome nice base functionality</text:p>
              </text:list-item>
              <text:list-item>
                <text:p>Parsing of URL (i.e. /authors/4/books/2)</text:p>
              </text:list-item>
              <text:list-item>
                <text:p>Generates an HQL Query</text:p>
              </text:list-item>
              <text:list-item>
                <text:p>Retrieves Data from GOR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3T32">
        <draw:frame presentation:style-name="pr9" draw:layer="layout" svg:width="25.199cm" svg:height="16.256cm" svg:x="1.4cm" svg:y="0.837cm" presentation:class="subtitle">
          <draw:text-box>
            <text:p>One More Plugin...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Restful-GORM 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ased on Padcom's work</text:p>
                <text:p/>
              </text:list-item>
              <text:list-item>
                <text:p>Development Sponsored by Sefaira</text:p>
                <text:list>
                  <text:list-item>
                    <text:p>Energy Modeling Engine</text:p>
                  </text:list-item>
                  <text:list-item>
                    <text:p>Cloud-Based API</text:p>
                  </text:list-item>
                  <text:list-item>
                    <text:p>Sefaira Concept – Energy Modeling for Architect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RESTful-GORM</text:p>
          </draw:text-box>
        </draw:frame>
        <draw:frame presentation:style-name="pr6" draw:layer="layout" svg:width="25.199cm" svg:height="12.629cm" svg:x="1.4cm" svg:y="4.914cm" presentation:class="outline" presentation:user-transformed="true">
          <draw:text-box>
            <text:list text:style-name="L2">
              <text:list-item>
                <text:p>Goal – easy to expose your domain model</text:p>
              </text:list-item>
              <text:list-item>
                <text:p>Preserve the approach of JSON-REST-API</text:p>
              </text:list-item>
              <text:list-item>
                <text:p>Convention over Configuration</text:p>
              </text:list-item>
              <text:list-item>
                <text:p>Takes advantage of the GORM Domain Classes API</text:p>
              </text:list-item>
              <text:list-item>
                <text:p>Uses default converters (so can override marshallers)</text:p>
              </text:list-item>
              <text:list-item>
                <text:p>Works for both XML &amp; JSON (config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RESTful-GORM – GET &amp; Search</text:p>
          </draw:text-box>
        </draw:frame>
        <draw:frame presentation:style-name="pr6" draw:layer="layout" svg:width="25.199cm" svg:height="16.803cm" svg:x="1.4cm" svg:y="4.914cm" presentation:class="outline" presentation:user-transformed="true">
          <draw:text-box>
            <text:list text:style-name="L2">
              <text:list-item>
                <text:p>List</text:p>
                <text:list>
                  <text:list-item>
                    <text:p>Paging /books?max=10&amp;offset=10</text:p>
                  </text:list-item>
                  <text:list-item>
                    <text:p>Multiple Objects <text:s/>/books/3,7</text:p>
                  </text:list-item>
                  <text:list-item>
                    <text:p>Fields Support <text:s text:c="3"/>/books?fields=title,pubDate</text:p>
                  </text:list-item>
                </text:list>
              </text:list-item>
              <text:list-item>
                <text:p>Single Resource &amp; Relations </text:p>
                <text:list>
                  <text:list-item>
                    <text:p>/books/3</text:p>
                  </text:list-item>
                  <text:list-item>
                    <text:p>/books/3/authors</text:p>
                  </text:list-item>
                  <text:list-item>
                    <text:p>/books/3/authors/7</text:p>
                  </text:list-item>
                  <text:list-item>
                    <text:p>Relations based on association name</text:p>
                  </text:list-item>
                </text:list>
              </text:list-item>
              <text:list-item>
                <text:p><text:span text:style-name="T5">Search - /search/books?attribute1=title&amp;term1=”Peace”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POST</text:p>
          </draw:text-box>
        </draw:frame>
        <draw:frame presentation:style-name="pr6" draw:layer="layout" svg:width="25.199cm" svg:height="12.422cm" svg:x="1.4cm" svg:y="4.914cm" presentation:class="outline" presentation:user-transformed="true">
          <draw:text-box>
            <text:list text:style-name="L2">
              <text:list-item>
                <text:p>POST creates a Resource</text:p>
              </text:list-item>
              <text:list-item>
                <text:p>Send JSON in Request Body</text:p>
              </text:list-item>
              <text:list-item>
                <text:p>POST /api/books – adds a new book</text:p>
              </text:list-item>
              <text:list-item>
                <text:p>POST /api/books/3/authors – </text:p>
                <text:list>
                  <text:list-item>
                    <text:p>adds a new author and adds it to association of book</text:p>
                  </text:list-item>
                  <text:list-item>
                    <text:p>both hasMany and hasMany w/ belongsTo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PUT &amp; DELETE</text:p>
          </draw:text-box>
        </draw:frame>
        <draw:frame presentation:style-name="pr6" draw:layer="layout" svg:width="25.199cm" svg:height="15.916cm" svg:x="1.4cm" svg:y="4.914cm" presentation:class="outline" presentation:user-transformed="true">
          <draw:text-box>
            <text:list text:style-name="L2">
              <text:list-item>
                <text:p>PUT - update a resource, idempotent</text:p>
                <text:list>
                  <text:list-item>
                    <text:p>PUT /books/3</text:p>
                  </text:list-item>
                </text:list>
              </text:list-item>
              <text:list-item>
                <text:p>Linking to exiting object</text:p>
                <text:list>
                  <text:list-item>
                    <text:p>PUT /books/3/authors/2</text:p>
                  </text:list-item>
                  <text:list-item>
                    <text:p>Links Book(3) to Existing author 2</text:p>
                  </text:list-item>
                </text:list>
              </text:list-item>
              <text:list-item>
                <text:p>Anybody heard of HTTP PATCH (RFC 5789)</text:p>
              </text:list-item>
              <text:list-item>
                <text:p/>
              </text:list-item>
              <text:list-item>
                <text:p>DELETE</text:p>
                <text:list>
                  <text:list-item>
                    <text:p>DELETE /books/3</text:p>
                  </text:list-item>
                  <text:list-item>
                    <text:p>Only simple deletes suppo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Response Formatting - Success</text:p>
          </draw:text-box>
        </draw:frame>
        <draw:frame presentation:style-name="pr6" draw:layer="layout" svg:width="25.199cm" svg:height="14.605cm" svg:x="1.4cm" svg:y="4.914cm" presentation:class="outline" presentation:user-transformed="true">
          <draw:text-box>
            <text:list text:style-name="L2">
              <text:list-item>
                <text:p><text:span text:style-name="T18">{</text:span></text:p>
                <text:p><text:span text:style-name="T18"><text:s text:c="3"/></text:span><text:span text:style-name="T18">"status":200,</text:span></text:p>
                <text:p><text:span text:style-name="T18"><text:s text:c="4"/></text:span><text:span text:style-name="T18">"code":300,</text:span></text:p>
                <text:p><text:span text:style-name="T18"><text:s text:c="4"/></text:span><text:span text:style-name="T18">"message":"Object found",</text:span></text:p>
                <text:p><text:span text:style-name="T18"><text:s text:c="5"/></text:span><text:span text:style-name="T18">"developerMessage":"",</text:span></text:p>
                <text:p><text:span text:style-name="T18"><text:s text:c="5"/></text:span><text:span text:style-name="T18">"data": <text:s/>[</text:span></text:p>
                <text:p><text:span text:style-name="T18"><text:s text:c="4"/></text:span><text:span text:style-name="T18">{</text:span></text:p>
                <text:list>
                  <text:list-header>
                    <text:p><text:span text:style-name="T18">"id":3,"addresses":[],</text:span></text:p>
                    <text:p><text:span text:style-name="T18">"firstName":"Clint",</text:span></text:p>
                    <text:p><text:span text:style-name="T18">"lastName":"Eastwood",</text:span></text:p>
                    <text:p><text:span text:style-name="T18">"phones":[]}</text:span></text:p>
                  </text:list-header>
                </text:list>
                <text:p><text:span text:style-name="T18">]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Response Formatting - Error</text:p>
          </draw:text-box>
        </draw:frame>
        <draw:frame presentation:style-name="pr6" draw:layer="layout" svg:width="25.199cm" svg:height="14.085cm" svg:x="1.4cm" svg:y="4.914cm" presentation:class="outline" presentation:user-transformed="true">
          <draw:text-box>
            <text:list text:style-name="L2">
              <text:list-header>
                <text:p><text:span text:style-name="T7">{</text:span><text:span text:style-name="T7"><text:tab/></text:span><text:span text:style-name="T7"><text:tab/></text:span><text:span text:style-name="T7">"status":404,</text:span></text:p>
                <text:list>
                  <text:list-header>
                    <text:p><text:span text:style-name="T7">"code":32,</text:span></text:p>
                    <text:p><text:span text:style-name="T7">"message":"Object not found",</text:span></text:p>
                    <text:p><text:span text:style-name="T7">"developerMessage":"",</text:span></text:p>
                    <text:p><text:span text:style-name="T7">"error":</text:span></text:p>
                    <text:p><text:span text:style-name="T7"><text:s text:c="2"/></text:span><text:span text:style-name="T7">{</text:span></text:p>
                    <text:list>
                      <text:list-header>
                        <text:p><text:span text:style-name="T7">"status":404,</text:span></text:p>
                        <text:p><text:span text:style-name="T7">"code":32,</text:span></text:p>
                        <text:p><text:span text:style-name="T7">"message":"Object not found",</text:span></text:p>
                        <text:p><text:span text:style-name="T7">"developerMessage":""}</text:span></text:p>
                        <text:p><text:span text:style-name="T7">}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Extensibilit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an customize the rendered JSON</text:p>
              </text:list-item>
              <text:list-item>
                <text:p>Can modify the request processing more</text:p>
              </text:list-item>
              <text:list-item>
                <text:p>Always return 200 </text:p>
                <text:list>
                  <text:list-item>
                    <text:p>?returnHTTPOK=true or header variable</text:p>
                  </text:list-item>
                </text:list>
              </text:list-item>
              <text:list-item>
                <text:p>Will need more extensibility / modularity</text:p>
              </text:list-item>
              <text:list-item>
                <text:p>Make more RESTfu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Limitations / Future Directions</text:p>
          </draw:text-box>
        </draw:frame>
        <draw:frame presentation:style-name="pr6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No Caching</text:p>
              </text:list-item>
              <text:list-item>
                <text:p>Currently have to pick JSON or XML</text:p>
              </text:list-item>
              <text:list-item>
                <text:p>No Links / Locations by default</text:p>
              </text:list-item>
              <text:list-item>
                <text:p>White- / Blacklist of attributes</text:p>
              </text:list-item>
              <text:list-item>
                <text:p>Can support richer object creation by convention</text:p>
              </text:list-item>
              <text:list-item>
                <text:p>Currently no locking 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Some Practical Thought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stful GORM is nice to get you started</text:p>
              </text:list-item>
              <text:list-item>
                <text:p>Contains a bunch of reusable components / conventions, i.e. how to format the response</text:p>
              </text:list-item>
              <text:list-item>
                <text:p>Usually need to provide custom APIs</text:p>
              </text:list-item>
              <text:list-item>
                <text:p>Extend RestfulGormControll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5.199cm" svg:height="12.792cm" svg:x="1.4cm" svg:y="4.914cm" presentation:class="outline" presentation:user-transformed="true">
          <draw:text-box>
            <text:list text:style-name="L2">
              <text:list-item>
                <text:p>Grails has some very cool capabilities for RESTful API creation</text:p>
                <text:list>
                  <text:list-item>
                    <text:p>Converters &amp; Marshallers</text:p>
                  </text:list-item>
                  <text:list-item>
                    <text:p>Automatic Request Binding (request.JSON)</text:p>
                  </text:list-item>
                  <text:list-item>
                    <text:p>withFormat</text:p>
                  </text:list-item>
                </text:list>
              </text:list-item>
              <text:list-item>
                <text:p>Greatly enhanced by plugin ecosystem</text:p>
                <text:p/>
                <text:p text:style-name="P5"><text:span text:style-name="T19">Questions</text:span><text:span text:style-name="T20"> 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0T23:29:51.26</meta:creation-date>
    <dc:date>2012-07-31T09:29:09.33</dc:date>
    <meta:editing-duration>PT9H57M</meta:editing-duration>
    <meta:editing-cycles>64</meta:editing-cycles>
    <meta:generator>LibreOffice/3.5$Windows_x86 LibreOffice_project/165a79a-7059095-e13bb37-fef39a4-9503d18</meta:generator>
    <meta:document-statistic meta:object-count="143"/>
  </office:meta>
</office:document-meta>
</file>